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 style:data-style-name="N0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9.105cm" svg:height="10.838cm" svg:x="3.077cm" svg:y="5.569cm">
            <draw:object draw:notify-on-update-of-ranges="Foglio1.A2:Foglio1.A2 Foglio1.B2:Foglio1.Q2 Foglio1.A3:Foglio1.A3 Foglio1.B3:Foglio1.Q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83cm" svg:height="10.913cm" svg:x="22.648cm" svg:y="5.39cm">
            <draw:object draw:notify-on-update-of-ranges="Foglio1.A4:Foglio1.A4 Foglio1.B4:Foglio1.Q4 Foglio1.A5:Foglio1.A5 Foglio1.B5:Foglio1.Q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6" table:default-cell-style-name="ce1"/>
        <table:table-row table:style-name="ro1">
          <table:table-cell table:style-name="Default"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Tempo di</text:p>
            <text:p>caricamento</text:p>
          </table:table-cell>
          <table:table-cell table:style-name="ce3" office:value-type="float" office:value="861.753199" calcext:value-type="float">
            <text:p>861,753199</text:p>
          </table:table-cell>
          <table:table-cell table:style-name="ce3" office:value-type="float" office:value="661.561811" calcext:value-type="float">
            <text:p>661,561811</text:p>
          </table:table-cell>
          <table:table-cell table:style-name="ce3" office:value-type="float" office:value="183.912645" calcext:value-type="float">
            <text:p>183,912645</text:p>
          </table:table-cell>
          <table:table-cell table:style-name="ce3" office:value-type="float" office:value="62.455303" calcext:value-type="float">
            <text:p>62,455303</text:p>
          </table:table-cell>
          <table:table-cell table:style-name="ce3" office:value-type="float" office:value="17.225947" calcext:value-type="float">
            <text:p>17,225947</text:p>
          </table:table-cell>
          <table:table-cell table:style-name="ce3" office:value-type="float" office:value="6.868677" calcext:value-type="float">
            <text:p>6,868677</text:p>
          </table:table-cell>
          <table:table-cell table:style-name="ce3" office:value-type="float" office:value="4.117165" calcext:value-type="float">
            <text:p>4,117165</text:p>
          </table:table-cell>
          <table:table-cell table:style-name="ce3" office:value-type="float" office:value="1.283688" calcext:value-type="float">
            <text:p>1,283688</text:p>
          </table:table-cell>
          <table:table-cell table:style-name="ce3" office:value-type="float" office:value="1.229326" calcext:value-type="float">
            <text:p>1,229326</text:p>
          </table:table-cell>
          <table:table-cell table:style-name="ce3" office:value-type="float" office:value="1.275764" calcext:value-type="float">
            <text:p>1,275764</text:p>
          </table:table-cell>
          <table:table-cell table:style-name="ce3" office:value-type="float" office:value="1.248302" calcext:value-type="float">
            <text:p>1,248302</text:p>
          </table:table-cell>
          <table:table-cell table:style-name="ce3" office:value-type="float" office:value="1.262535" calcext:value-type="float">
            <text:p>1,262535</text:p>
          </table:table-cell>
          <table:table-cell table:style-name="ce3" office:value-type="float" office:value="1.297521" calcext:value-type="float">
            <text:p>1,297521</text:p>
          </table:table-cell>
          <table:table-cell table:style-name="ce3" office:value-type="float" office:value="1.325394" calcext:value-type="float">
            <text:p>1,325394</text:p>
          </table:table-cell>
          <table:table-cell table:style-name="ce3" office:value-type="float" office:value="1.339947" calcext:value-type="float">
            <text:p>1,339947</text:p>
          </table:table-cell>
          <table:table-cell table:style-name="ce3" office:value-type="float" office:value="1.316761" calcext:value-type="float">
            <text:p>1,31676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3">
          <table:table-cell office:value-type="string" calcext:value-type="string">
            <text:p>Tempo di </text:p>
            <text:p>ricerca</text:p>
          </table:table-cell>
          <table:table-cell table:style-name="ce3" office:value-type="float" office:value="0.127934" calcext:value-type="float">
            <text:p>0,127934</text:p>
          </table:table-cell>
          <table:table-cell table:style-name="ce3" office:value-type="float" office:value="0.093795" calcext:value-type="float">
            <text:p>0,093795</text:p>
          </table:table-cell>
          <table:table-cell table:style-name="ce3" office:value-type="float" office:value="0.029898" calcext:value-type="float">
            <text:p>0,029898</text:p>
          </table:table-cell>
          <table:table-cell table:style-name="ce3" office:value-type="float" office:value="0.010027" calcext:value-type="float">
            <text:p>0,010027</text:p>
          </table:table-cell>
          <table:table-cell table:style-name="ce3" office:value-type="float" office:value="0.00269" calcext:value-type="float">
            <text:p>0,00269</text:p>
          </table:table-cell>
          <table:table-cell table:style-name="ce3" office:value-type="float" office:value="0.000789" calcext:value-type="float">
            <text:p>0,000789</text:p>
          </table:table-cell>
          <table:table-cell table:style-name="ce3" office:value-type="float" office:value="0.000404" calcext:value-type="float">
            <text:p>0,000404</text:p>
          </table:table-cell>
          <table:table-cell table:style-name="ce3" office:value-type="float" office:value="0.000136" calcext:value-type="float">
            <text:p>0,000136</text:p>
          </table:table-cell>
          <table:table-cell table:style-name="ce3" office:value-type="float" office:value="0.000124" calcext:value-type="float">
            <text:p>0,000124</text:p>
          </table:table-cell>
          <table:table-cell table:style-name="ce3" office:value-type="float" office:value="0.000114" calcext:value-type="float">
            <text:p>0,000114</text:p>
          </table:table-cell>
          <table:table-cell table:style-name="ce3" office:value-type="float" office:value="0.000133" calcext:value-type="float">
            <text:p>0,000133</text:p>
          </table:table-cell>
          <table:table-cell table:style-name="ce3" office:value-type="float" office:value="0.00012" calcext:value-type="float">
            <text:p>0,00012</text:p>
          </table:table-cell>
          <table:table-cell table:style-name="ce3" office:value-type="float" office:value="0.000165" calcext:value-type="float">
            <text:p>0,000165</text:p>
          </table:table-cell>
          <table:table-cell table:style-name="ce3" office:value-type="float" office:value="0.000135" calcext:value-type="float">
            <text:p>0,000135</text:p>
          </table:table-cell>
          <table:table-cell table:style-name="ce3" office:value-type="float" office:value="0.000118" calcext:value-type="float">
            <text:p>0,000118</text:p>
          </table:table-cell>
          <table:table-cell table:style-name="ce3" office:value-type="float" office:value="0.000129" calcext:value-type="float">
            <text:p>0,0001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17:06:26.969719385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8T15:42:13.826876369</meta:creation-date>
    <dc:date>2022-05-08T17:36:54.510161068</dc:date>
    <meta:editing-duration>PT56M54S</meta:editing-duration>
    <meta:editing-cycles>11</meta:editing-cycles>
    <meta:generator>LibreOffice/7.3.2.2$Linux_X86_64 LibreOffice_project/30$Build-2</meta:generator>
    <meta:document-statistic meta:table-count="1" meta:cell-count="6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06cm" svg:height="10.839cm" xlink:href=".." xlink:type="simple" chart:class="chart:line" chart:style-name="ch1">
        <chart:legend chart:legend-position="end" svg:x="15.81cm" svg:y="3.87cm" style:legend-expansion="custom" svg:width="3.295cm" svg:height="2.555cm" style:legend-expansion-aspect-ratio="1.28962818003914" chart:style-name="ch2"/>
        <chart:plot-area chart:style-name="ch3" table:cell-range-address="Foglio1.A2:Foglio1.Q3" chart:data-source-has-labels="both" svg:x="1.393cm" svg:y="0.216cm" svg:width="14.108cm" svg:height="9.426cm">
          <chart:coordinate-region svg:x="2.2cm" svg:y="0.415cm" svg:width="13.021cm" svg:height="8.58cm"/>
          <chart:axis chart:dimension="x" chart:name="primary-x" chart:style-name="ch4" chartooo:axis-type="auto">
            <chartooo:date-scale/>
            <chart:title svg:x="7.358cm" svg:y="9.858cm" chart:style-name="ch5">
              <text:p>MAX_HEIGHT</text:p>
            </chart:title>
            <chart:categories table:cell-range-address="Foglio1.B2:Foglio1.Q2"/>
          </chart:axis>
          <chart:axis chart:dimension="y" chart:name="primary-y" chart:style-name="ch6">
            <chart:title svg:x="0.451cm" svg:y="5.582cm" chart:style-name="ch7">
              <text:p>Secondi</text:p>
            </chart:title>
            <chart:grid chart:style-name="ch8" chart:class="major"/>
          </chart:axis>
          <chart:series chart:style-name="ch9" chart:values-cell-range-address="Foglio1.B3:Foglio1.Q3" chart:label-cell-address="Foglio1.A3:Foglio1.A3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Foglio1.B2:Foglio1.Q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Tempo di
caricamento</text:p>
                <draw:g>
                  <svg:desc>Foglio1.A3:Foglio1.A3</svg:desc>
                </draw:g>
              </table:table-cell>
              <table:table-cell office:value-type="float" office:value="861.753199">
                <text:p>861.753199</text:p>
                <draw:g>
                  <svg:desc>Foglio1.B3:Foglio1.Q3</svg:desc>
                </draw:g>
              </table:table-cell>
              <table:table-cell office:value-type="float" office:value="661.561811">
                <text:p>661.561811</text:p>
              </table:table-cell>
              <table:table-cell office:value-type="float" office:value="183.912645">
                <text:p>183.912645</text:p>
              </table:table-cell>
              <table:table-cell office:value-type="float" office:value="62.455303">
                <text:p>62.455303</text:p>
              </table:table-cell>
              <table:table-cell office:value-type="float" office:value="17.225947">
                <text:p>17.225947</text:p>
              </table:table-cell>
              <table:table-cell office:value-type="float" office:value="6.868677">
                <text:p>6.868677</text:p>
              </table:table-cell>
              <table:table-cell office:value-type="float" office:value="4.117165">
                <text:p>4.117165</text:p>
              </table:table-cell>
              <table:table-cell office:value-type="float" office:value="1.283688">
                <text:p>1.283688</text:p>
              </table:table-cell>
              <table:table-cell office:value-type="float" office:value="1.229326">
                <text:p>1.229326</text:p>
              </table:table-cell>
              <table:table-cell office:value-type="float" office:value="1.275764">
                <text:p>1.275764</text:p>
              </table:table-cell>
              <table:table-cell office:value-type="float" office:value="1.248302">
                <text:p>1.248302</text:p>
              </table:table-cell>
              <table:table-cell office:value-type="float" office:value="1.262535">
                <text:p>1.262535</text:p>
              </table:table-cell>
              <table:table-cell office:value-type="float" office:value="1.297521">
                <text:p>1.297521</text:p>
              </table:table-cell>
              <table:table-cell office:value-type="float" office:value="1.325394">
                <text:p>1.325394</text:p>
              </table:table-cell>
              <table:table-cell office:value-type="float" office:value="1.339947">
                <text:p>1.339947</text:p>
              </table:table-cell>
              <table:table-cell office:value-type="float" office:value="1.316761">
                <text:p>1.3167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0.0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31cm" svg:height="10.914cm" xlink:href=".." xlink:type="simple" chart:class="chart:line" chart:style-name="ch1">
        <chart:legend chart:legend-position="end" svg:x="13.952cm" svg:y="4.959cm" style:legend-expansion="high" chart:style-name="ch2"/>
        <chart:plot-area chart:style-name="ch3" table:cell-range-address="Foglio1.A4:Foglio1.Q5" chart:data-source-has-labels="both" svg:x="1.347cm" svg:y="0.218cm" svg:width="12.269cm" svg:height="9.497cm">
          <chart:coordinate-region svg:x="2.259cm" svg:y="0.218cm" svg:width="11.078cm" svg:height="8.85cm"/>
          <chart:axis chart:dimension="x" chart:name="primary-x" chart:style-name="ch4" chartooo:axis-type="auto">
            <chartooo:date-scale/>
            <chart:title svg:x="6.392cm" svg:y="9.933cm" chart:style-name="ch5">
              <text:p>MAX_HEIGHT</text:p>
            </chart:title>
            <chart:categories table:cell-range-address="Foglio1.B4:Foglio1.Q4"/>
          </chart:axis>
          <chart:axis chart:dimension="y" chart:name="primary-y" chart:style-name="ch6">
            <chart:title svg:x="0.451cm" svg:y="5.619cm" chart:style-name="ch7">
              <text:p>Secondi</text:p>
            </chart:title>
            <chart:grid chart:style-name="ch8" chart:class="major"/>
          </chart:axis>
          <chart:series chart:style-name="ch9" chart:values-cell-range-address="Foglio1.B5:Foglio1.Q5" chart:label-cell-address="Foglio1.A5:Foglio1.A5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Foglio1.B4:Foglio1.Q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Tempo di 
ricerca</text:p>
                <draw:g>
                  <svg:desc>Foglio1.A5:Foglio1.A5</svg:desc>
                </draw:g>
              </table:table-cell>
              <table:table-cell office:value-type="float" office:value="0.127934">
                <text:p>0.127934</text:p>
                <draw:g>
                  <svg:desc>Foglio1.B5:Foglio1.Q5</svg:desc>
                </draw:g>
              </table:table-cell>
              <table:table-cell office:value-type="float" office:value="0.093795">
                <text:p>0.093795</text:p>
              </table:table-cell>
              <table:table-cell office:value-type="float" office:value="0.029898">
                <text:p>0.029898</text:p>
              </table:table-cell>
              <table:table-cell office:value-type="float" office:value="0.010027">
                <text:p>0.010027</text:p>
              </table:table-cell>
              <table:table-cell office:value-type="float" office:value="0.00269">
                <text:p>0.00269</text:p>
              </table:table-cell>
              <table:table-cell office:value-type="float" office:value="0.000789">
                <text:p>0.000789</text:p>
              </table:table-cell>
              <table:table-cell office:value-type="float" office:value="0.000404">
                <text:p>0.000404</text:p>
              </table:table-cell>
              <table:table-cell office:value-type="float" office:value="0.000136">
                <text:p>0.000136</text:p>
              </table:table-cell>
              <table:table-cell office:value-type="float" office:value="0.000124">
                <text:p>0.000124</text:p>
              </table:table-cell>
              <table:table-cell office:value-type="float" office:value="0.000114">
                <text:p>0.000114</text:p>
              </table:table-cell>
              <table:table-cell office:value-type="float" office:value="0.000133">
                <text:p>0.000133</text:p>
              </table:table-cell>
              <table:table-cell office:value-type="float" office:value="0.00012">
                <text:p>0.00012</text:p>
              </table:table-cell>
              <table:table-cell office:value-type="float" office:value="0.000165">
                <text:p>0.000165</text:p>
              </table:table-cell>
              <table:table-cell office:value-type="float" office:value="0.000135">
                <text:p>0.000135</text:p>
              </table:table-cell>
              <table:table-cell office:value-type="float" office:value="0.000118">
                <text:p>0.000118</text:p>
              </table:table-cell>
              <table:table-cell office:value-type="float" office:value="0.000129">
                <text:p>0.0001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